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65cm"/>
    </style:style>
    <style:style style:name="co2" style:family="table-column">
      <style:table-column-properties fo:break-before="auto" style:column-width="0.834cm"/>
    </style:style>
    <style:style style:name="co3" style:family="table-column">
      <style:table-column-properties fo:break-before="auto" style:column-width="3.283cm"/>
    </style:style>
    <style:style style:name="co4" style:family="table-column">
      <style:table-column-properties fo:break-before="auto" style:column-width="2.887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15.6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#na" style:apply-style-name="Footnote" style:base-cell-address="taetigkeitsbericht_categories.C1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etigkeitsbericht_categ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1">
          <table:table-cell office:value-type="string" calcext:value-type="string">
            <text:p>taetkey</text:p>
          </table:table-cell>
          <table:table-cell office:value-type="string" calcext:value-type="string">
            <text:p><text:s/>idx</text:p>
          </table:table-cell>
          <table:table-cell office:value-type="string" calcext:value-type="string">
            <text:p><text:s/>level1</text:p>
          </table:table-cell>
          <table:table-cell office:value-type="string" calcext:value-type="string">
            <text:p>level2</text:p>
          </table:table-cell>
          <table:table-cell office:value-type="string" calcext:value-type="string">
            <text:p>level3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bb.slb.wchslbundesl</text:p>
          </table:table-cell>
          <table:table-cell office:value-type="float" office:value="1" calcext:value-type="float">
            <text:p>1</text:p>
          </table:table-cell>
          <table:table-cell table:formula="of:=ORG.LIBREOFFICE.REGEX([.A2];&quot;^\w+(?=\.|$)&quot;;;)" office:value-type="string" office:string-value="slbb" calcext:value-type="string">
            <text:p>slbb</text:p>
          </table:table-cell>
          <table:table-cell table:formula="of:=ORG.LIBREOFFICE.REGEX([.A2];&quot;(?&lt;=\.)\w+(?=.|$)&quot;;;)" office:value-type="string" office:string-value="slb" calcext:value-type="string">
            <text:p>slb</text:p>
          </table:table-cell>
          <table:table-cell table:formula="of:=IF(ISNA(ORG.LIBREOFFICE.REGEX([.A2];&quot;(?&lt;=\.)\w+(?=\.)&quot;;;));NA();ORG.LIBREOFFICE.REGEX([.A2];&quot;(?&lt;=\.)\w+(?=$)&quot;;;))" office:value-type="string" office:string-value="wchslbundesl" calcext:value-type="string">
            <text:p>wchslbundesl</text:p>
          </table:table-cell>
          <table:table-cell office:value-type="string" calcext:value-type="string">
            <text:p>Schullaufbahnberatung: Wechsel aus anderem Bundesland</text:p>
          </table:table-cell>
        </table:table-row>
        <table:table-row table:style-name="ro1">
          <table:table-cell office:value-type="string" calcext:value-type="string">
            <text:p>slbb.slb.wchslstaat</text:p>
          </table:table-cell>
          <table:table-cell office:value-type="float" office:value="2" calcext:value-type="float">
            <text:p>2</text:p>
          </table:table-cell>
          <table:table-cell table:formula="of:=ORG.LIBREOFFICE.REGEX([.A3];&quot;^\w+(?=\.|$)&quot;;;)" office:value-type="string" office:string-value="slbb" calcext:value-type="string">
            <text:p>slbb</text:p>
          </table:table-cell>
          <table:table-cell table:formula="of:=ORG.LIBREOFFICE.REGEX([.A3];&quot;(?&lt;=\.)\w+(?=.|$)&quot;;;)" office:value-type="string" office:string-value="slb" calcext:value-type="string">
            <text:p>slb</text:p>
          </table:table-cell>
          <table:table-cell table:formula="of:=IF(ISNA(ORG.LIBREOFFICE.REGEX([.A3];&quot;(?&lt;=\.)\w+(?=\.)&quot;;;));NA();ORG.LIBREOFFICE.REGEX([.A3];&quot;(?&lt;=\.)\w+(?=$)&quot;;;))" office:value-type="string" office:string-value="wchslstaat" calcext:value-type="string">
            <text:p>wchslstaat</text:p>
          </table:table-cell>
          <table:table-cell office:value-type="string" calcext:value-type="string">
            <text:p>Schullaufbahnberatung: Wechsel aus einem anderen Staat</text:p>
          </table:table-cell>
        </table:table-row>
        <table:table-row table:style-name="ro1">
          <table:table-cell office:value-type="string" calcext:value-type="string">
            <text:p>slbb.slb.sonstige</text:p>
          </table:table-cell>
          <table:table-cell office:value-type="float" office:value="3" calcext:value-type="float">
            <text:p>3</text:p>
          </table:table-cell>
          <table:table-cell table:formula="of:=ORG.LIBREOFFICE.REGEX([.A4];&quot;^\w+(?=\.|$)&quot;;;)" office:value-type="string" office:string-value="slbb" calcext:value-type="string">
            <text:p>slbb</text:p>
          </table:table-cell>
          <table:table-cell table:formula="of:=ORG.LIBREOFFICE.REGEX([.A4];&quot;(?&lt;=\.)\w+(?=.|$)&quot;;;)" office:value-type="string" office:string-value="slb" calcext:value-type="string">
            <text:p>slb</text:p>
          </table:table-cell>
          <table:table-cell table:formula="of:=IF(ISNA(ORG.LIBREOFFICE.REGEX([.A4];&quot;(?&lt;=\.)\w+(?=\.)&quot;;;));NA();ORG.LIBREOFFICE.REGEX([.A4];&quot;(?&lt;=\.)\w+(?=$)&quot;;;))" office:value-type="string" office:string-value="sonstige" calcext:value-type="string">
            <text:p>sonstige</text:p>
          </table:table-cell>
          <table:table-cell office:value-type="string" calcext:value-type="string">
            <text:p>Schullaufbahnberatung: Schullwahl, Wechsel, Abschlüsse</text:p>
          </table:table-cell>
        </table:table-row>
        <table:table-row table:style-name="ro1">
          <table:table-cell office:value-type="string" calcext:value-type="string">
            <text:p>slbb.einsch</text:p>
          </table:table-cell>
          <table:table-cell office:value-type="float" office:value="4" calcext:value-type="float">
            <text:p>4</text:p>
          </table:table-cell>
          <table:table-cell table:formula="of:=ORG.LIBREOFFICE.REGEX([.A5];&quot;^\w+(?=\.|$)&quot;;;)" office:value-type="string" office:string-value="slbb" calcext:value-type="string">
            <text:p>slbb</text:p>
          </table:table-cell>
          <table:table-cell table:formula="of:=ORG.LIBREOFFICE.REGEX([.A5];&quot;(?&lt;=\.)\w+(?=.|$)&quot;;;)" office:value-type="string" office:string-value="einsch" calcext:value-type="string">
            <text:p>einsch</text:p>
          </table:table-cell>
          <table:table-cell table:formula="of:=IF(ISNA(ORG.LIBREOFFICE.REGEX([.A5];&quot;(?&lt;=\.)\w+(?=\.)&quot;;;));NA();ORG.LIBREOFFICE.REGEX([.A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Einschulung</text:p>
          </table:table-cell>
        </table:table-row>
        <table:table-row table:style-name="ro1">
          <table:table-cell office:value-type="string" calcext:value-type="string">
            <text:p>slbb.uebertweiterf</text:p>
          </table:table-cell>
          <table:table-cell office:value-type="float" office:value="5" calcext:value-type="float">
            <text:p>5</text:p>
          </table:table-cell>
          <table:table-cell table:formula="of:=ORG.LIBREOFFICE.REGEX([.A6];&quot;^\w+(?=\.|$)&quot;;;)" office:value-type="string" office:string-value="slbb" calcext:value-type="string">
            <text:p>slbb</text:p>
          </table:table-cell>
          <table:table-cell table:formula="of:=ORG.LIBREOFFICE.REGEX([.A6];&quot;(?&lt;=\.)\w+(?=.|$)&quot;;;)" office:value-type="string" office:string-value="uebertweiterf" calcext:value-type="string">
            <text:p>uebertweiterf</text:p>
          </table:table-cell>
          <table:table-cell table:formula="of:=IF(ISNA(ORG.LIBREOFFICE.REGEX([.A6];&quot;(?&lt;=\.)\w+(?=\.)&quot;;;));NA();ORG.LIBREOFFICE.REGEX([.A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Übertritt an weiterführende Schulen</text:p>
          </table:table-cell>
        </table:table-row>
        <table:table-row table:style-name="ro1">
          <table:table-cell office:value-type="string" calcext:value-type="string">
            <text:p>slbb.berufustudienw</text:p>
          </table:table-cell>
          <table:table-cell office:value-type="float" office:value="6" calcext:value-type="float">
            <text:p>6</text:p>
          </table:table-cell>
          <table:table-cell table:formula="of:=ORG.LIBREOFFICE.REGEX([.A7];&quot;^\w+(?=\.|$)&quot;;;)" office:value-type="string" office:string-value="slbb" calcext:value-type="string">
            <text:p>slbb</text:p>
          </table:table-cell>
          <table:table-cell table:formula="of:=ORG.LIBREOFFICE.REGEX([.A7];&quot;(?&lt;=\.)\w+(?=.|$)&quot;;;)" office:value-type="string" office:string-value="berufustudienw" calcext:value-type="string">
            <text:p>berufustudienw</text:p>
          </table:table-cell>
          <table:table-cell table:formula="of:=IF(ISNA(ORG.LIBREOFFICE.REGEX([.A7];&quot;(?&lt;=\.)\w+(?=\.)&quot;;;));NA();ORG.LIBREOFFICE.REGEX([.A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ufs- und Studienwahlorientierung</text:p>
          </table:table-cell>
        </table:table-row>
        <table:table-row table:style-name="ro1">
          <table:table-cell office:value-type="string" calcext:value-type="string">
            <text:p>slbb.sonstiges</text:p>
          </table:table-cell>
          <table:table-cell office:value-type="float" office:value="7" calcext:value-type="float">
            <text:p>7</text:p>
          </table:table-cell>
          <table:table-cell table:formula="of:=ORG.LIBREOFFICE.REGEX([.A8];&quot;^\w+(?=\.|$)&quot;;;)" office:value-type="string" office:string-value="slbb" calcext:value-type="string">
            <text:p>slbb</text:p>
          </table:table-cell>
          <table:table-cell table:formula="of:=ORG.LIBREOFFICE.REGEX([.A8];&quot;(?&lt;=\.)\w+(?=.|$)&quot;;;)" office:value-type="string" office:string-value="sonstiges" calcext:value-type="string">
            <text:p>sonstiges</text:p>
          </table:table-cell>
          <table:table-cell table:formula="of:=IF(ISNA(ORG.LIBREOFFICE.REGEX([.A8];&quot;(?&lt;=\.)\w+(?=\.)&quot;;;));NA();ORG.LIBREOFFICE.REGEX([.A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chullaufbahnberatungberatung: Sonstiges</text:p>
          </table:table-cell>
        </table:table-row>
        <table:table-row table:style-name="ro1">
          <table:table-cell office:value-type="string" calcext:value-type="string">
            <text:p>ppb.besbeg</text:p>
          </table:table-cell>
          <table:table-cell office:value-type="float" office:value="8" calcext:value-type="float">
            <text:p>8</text:p>
          </table:table-cell>
          <table:table-cell table:formula="of:=ORG.LIBREOFFICE.REGEX([.A9];&quot;^\w+(?=\.|$)&quot;;;)" office:value-type="string" office:string-value="ppb" calcext:value-type="string">
            <text:p>ppb</text:p>
          </table:table-cell>
          <table:table-cell table:formula="of:=ORG.LIBREOFFICE.REGEX([.A9];&quot;(?&lt;=\.)\w+(?=.|$)&quot;;;)" office:value-type="string" office:string-value="besbeg" calcext:value-type="string">
            <text:p>besbeg</text:p>
          </table:table-cell>
          <table:table-cell table:formula="of:=IF(ISNA(ORG.LIBREOFFICE.REGEX([.A9];&quot;(?&lt;=\.)\w+(?=\.)&quot;;;));NA();ORG.LIBREOFFICE.REGEX([.A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sondere Begabungen</text:p>
          </table:table-cell>
        </table:table-row>
        <table:table-row table:style-name="ro1">
          <table:table-cell office:value-type="string" calcext:value-type="string">
            <text:p>ppb.inkl</text:p>
          </table:table-cell>
          <table:table-cell office:value-type="float" office:value="9" calcext:value-type="float">
            <text:p>9</text:p>
          </table:table-cell>
          <table:table-cell table:formula="of:=ORG.LIBREOFFICE.REGEX([.A10];&quot;^\w+(?=\.|$)&quot;;;)" office:value-type="string" office:string-value="ppb" calcext:value-type="string">
            <text:p>ppb</text:p>
          </table:table-cell>
          <table:table-cell table:formula="of:=ORG.LIBREOFFICE.REGEX([.A10];&quot;(?&lt;=\.)\w+(?=.|$)&quot;;;)" office:value-type="string" office:string-value="inkl" calcext:value-type="string">
            <text:p>inkl</text:p>
          </table:table-cell>
          <table:table-cell table:formula="of:=IF(ISNA(ORG.LIBREOFFICE.REGEX([.A10];&quot;(?&lt;=\.)\w+(?=\.)&quot;;;));NA();ORG.LIBREOFFICE.REGEX([.A1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Inklusion</text:p>
          </table:table-cell>
        </table:table-row>
        <table:table-row table:style-name="ro1">
          <table:table-cell office:value-type="string" calcext:value-type="string">
            <text:p>ppb.integrmigr</text:p>
          </table:table-cell>
          <table:table-cell office:value-type="float" office:value="10" calcext:value-type="float">
            <text:p>10</text:p>
          </table:table-cell>
          <table:table-cell table:formula="of:=ORG.LIBREOFFICE.REGEX([.A11];&quot;^\w+(?=\.|$)&quot;;;)" office:value-type="string" office:string-value="ppb" calcext:value-type="string">
            <text:p>ppb</text:p>
          </table:table-cell>
          <table:table-cell table:formula="of:=ORG.LIBREOFFICE.REGEX([.A11];&quot;(?&lt;=\.)\w+(?=.|$)&quot;;;)" office:value-type="string" office:string-value="integrmigr" calcext:value-type="string">
            <text:p>integrmigr</text:p>
          </table:table-cell>
          <table:table-cell table:formula="of:=IF(ISNA(ORG.LIBREOFFICE.REGEX([.A11];&quot;(?&lt;=\.)\w+(?=\.)&quot;;;));NA();ORG.LIBREOFFICE.REGEX([.A1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Integration / Migration</text:p>
          </table:table-cell>
        </table:table-row>
        <table:table-row table:style-name="ro1">
          <table:table-cell office:value-type="string" calcext:value-type="string">
            <text:p>lrst.sp.erstm</text:p>
          </table:table-cell>
          <table:table-cell office:value-type="float" office:value="11" calcext:value-type="float">
            <text:p>11</text:p>
          </table:table-cell>
          <table:table-cell table:formula="of:=ORG.LIBREOFFICE.REGEX([.A12];&quot;^\w+(?=\.|$)&quot;;;)" office:value-type="string" office:string-value="lrst" calcext:value-type="string">
            <text:p>lrst</text:p>
          </table:table-cell>
          <table:table-cell table:formula="of:=ORG.LIBREOFFICE.REGEX([.A12];&quot;(?&lt;=\.)\w+(?=.|$)&quot;;;)" office:value-type="string" office:string-value="sp" calcext:value-type="string">
            <text:p>sp</text:p>
          </table:table-cell>
          <table:table-cell table:formula="of:=IF(ISNA(ORG.LIBREOFFICE.REGEX([.A12];&quot;(?&lt;=\.)\w+(?=\.)&quot;;;));NA();ORG.LIBREOFFICE.REGEX([.A12];&quot;(?&lt;=\.)\w+(?=$)&quot;;;))" office:value-type="string" office:string-value="erstm" calcext:value-type="string">
            <text:p>erstm</text:p>
          </table:table-cell>
          <table:table-cell office:value-type="string" calcext:value-type="string">
            <text:p>Erstellen einer schulpsychologischen Stellungnahme: erstmalig (inkl. bei Nullbefund)</text:p>
          </table:table-cell>
        </table:table-row>
        <table:table-row table:style-name="ro1">
          <table:table-cell office:value-type="string" calcext:value-type="string">
            <text:p>lrst.sp.erneut</text:p>
          </table:table-cell>
          <table:table-cell office:value-type="float" office:value="12" calcext:value-type="float">
            <text:p>12</text:p>
          </table:table-cell>
          <table:table-cell table:formula="of:=ORG.LIBREOFFICE.REGEX([.A13];&quot;^\w+(?=\.|$)&quot;;;)" office:value-type="string" office:string-value="lrst" calcext:value-type="string">
            <text:p>lrst</text:p>
          </table:table-cell>
          <table:table-cell table:formula="of:=ORG.LIBREOFFICE.REGEX([.A13];&quot;(?&lt;=\.)\w+(?=.|$)&quot;;;)" office:value-type="string" office:string-value="sp" calcext:value-type="string">
            <text:p>sp</text:p>
          </table:table-cell>
          <table:table-cell table:formula="of:=IF(ISNA(ORG.LIBREOFFICE.REGEX([.A13];&quot;(?&lt;=\.)\w+(?=\.)&quot;;;));NA();ORG.LIBREOFFICE.REGEX([.A13];&quot;(?&lt;=\.)\w+(?=$)&quot;;;))" office:value-type="string" office:string-value="erneut" calcext:value-type="string">
            <text:p>erneut</text:p>
          </table:table-cell>
          <table:table-cell office:value-type="string" calcext:value-type="string">
            <text:p>Erstellen einer schulpsychologischen Stellungnahme: erneut (inkl. bei Nullbefund)</text:p>
          </table:table-cell>
        </table:table-row>
        <table:table-row table:style-name="ro1">
          <table:table-cell office:value-type="string" calcext:value-type="string">
            <text:p>lrst.fa.erstm</text:p>
          </table:table-cell>
          <table:table-cell office:value-type="float" office:value="13" calcext:value-type="float">
            <text:p>13</text:p>
          </table:table-cell>
          <table:table-cell table:formula="of:=ORG.LIBREOFFICE.REGEX([.A14];&quot;^\w+(?=\.|$)&quot;;;)" office:value-type="string" office:string-value="lrst" calcext:value-type="string">
            <text:p>lrst</text:p>
          </table:table-cell>
          <table:table-cell table:formula="of:=ORG.LIBREOFFICE.REGEX([.A14];&quot;(?&lt;=\.)\w+(?=.|$)&quot;;;)" office:value-type="string" office:string-value="fa" calcext:value-type="string">
            <text:p>fa</text:p>
          </table:table-cell>
          <table:table-cell table:formula="of:=IF(ISNA(ORG.LIBREOFFICE.REGEX([.A14];&quot;(?&lt;=\.)\w+(?=\.)&quot;;;));NA();ORG.LIBREOFFICE.REGEX([.A14];&quot;(?&lt;=\.)\w+(?=$)&quot;;;))" office:value-type="string" office:string-value="erstm" calcext:value-type="string">
            <text:p>erstm</text:p>
          </table:table-cell>
          <table:table-cell office:value-type="string" calcext:value-type="string">
            <text:p>Erstellen einer schulpsychologischen Stellungnahme: aufgrund eines fachärztlichen Zeugnisses, erstmalig</text:p>
          </table:table-cell>
        </table:table-row>
        <table:table-row table:style-name="ro1">
          <table:table-cell office:value-type="string" calcext:value-type="string">
            <text:p>lrst.fa.erneut</text:p>
          </table:table-cell>
          <table:table-cell office:value-type="float" office:value="14" calcext:value-type="float">
            <text:p>14</text:p>
          </table:table-cell>
          <table:table-cell table:formula="of:=ORG.LIBREOFFICE.REGEX([.A15];&quot;^\w+(?=\.|$)&quot;;;)" office:value-type="string" office:string-value="lrst" calcext:value-type="string">
            <text:p>lrst</text:p>
          </table:table-cell>
          <table:table-cell table:formula="of:=ORG.LIBREOFFICE.REGEX([.A15];&quot;(?&lt;=\.)\w+(?=.|$)&quot;;;)" office:value-type="string" office:string-value="fa" calcext:value-type="string">
            <text:p>fa</text:p>
          </table:table-cell>
          <table:table-cell table:formula="of:=IF(ISNA(ORG.LIBREOFFICE.REGEX([.A15];&quot;(?&lt;=\.)\w+(?=\.)&quot;;;));NA();ORG.LIBREOFFICE.REGEX([.A15];&quot;(?&lt;=\.)\w+(?=$)&quot;;;))" office:value-type="string" office:string-value="erneut" calcext:value-type="string">
            <text:p>erneut</text:p>
          </table:table-cell>
          <table:table-cell office:value-type="string" calcext:value-type="string">
            <text:p>Erstellen einer schulpsychologischen Stellungnahme: aufgrund eines fachärztlichen Zeugnisses, erneut</text:p>
          </table:table-cell>
        </table:table-row>
        <table:table-row table:style-name="ro1">
          <table:table-cell office:value-type="string" calcext:value-type="string">
            <text:p>sl.dyskalkulie</text:p>
          </table:table-cell>
          <table:table-cell office:value-type="float" office:value="15" calcext:value-type="float">
            <text:p>15</text:p>
          </table:table-cell>
          <table:table-cell table:formula="of:=ORG.LIBREOFFICE.REGEX([.A16];&quot;^\w+(?=\.|$)&quot;;;)" office:value-type="string" office:string-value="sl" calcext:value-type="string">
            <text:p>sl</text:p>
          </table:table-cell>
          <table:table-cell table:formula="of:=ORG.LIBREOFFICE.REGEX([.A16];&quot;(?&lt;=\.)\w+(?=.|$)&quot;;;)" office:value-type="string" office:string-value="dyskalkulie" calcext:value-type="string">
            <text:p>dyskalkulie</text:p>
          </table:table-cell>
          <table:table-cell table:formula="of:=IF(ISNA(ORG.LIBREOFFICE.REGEX([.A16];&quot;(?&lt;=\.)\w+(?=\.)&quot;;;));NA();ORG.LIBREOFFICE.REGEX([.A1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Dyskalkulie</text:p>
          </table:table-cell>
        </table:table-row>
        <table:table-row table:style-name="ro1">
          <table:table-cell office:value-type="string" calcext:value-type="string">
            <text:p>sl.sonstige</text:p>
          </table:table-cell>
          <table:table-cell office:value-type="float" office:value="16" calcext:value-type="float">
            <text:p>16</text:p>
          </table:table-cell>
          <table:table-cell table:formula="of:=ORG.LIBREOFFICE.REGEX([.A17];&quot;^\w+(?=\.|$)&quot;;;)" office:value-type="string" office:string-value="sl" calcext:value-type="string">
            <text:p>sl</text:p>
          </table:table-cell>
          <table:table-cell table:formula="of:=ORG.LIBREOFFICE.REGEX([.A17];&quot;(?&lt;=\.)\w+(?=.|$)&quot;;;)" office:value-type="string" office:string-value="sonstige" calcext:value-type="string">
            <text:p>sonstige</text:p>
          </table:table-cell>
          <table:table-cell table:formula="of:=IF(ISNA(ORG.LIBREOFFICE.REGEX([.A17];&quot;(?&lt;=\.)\w+(?=\.)&quot;;;));NA();ORG.LIBREOFFICE.REGEX([.A1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Weitere Lern- und Leistungsprobleme</text:p>
          </table:table-cell>
        </table:table-row>
        <table:table-row table:style-name="ro1">
          <table:table-cell office:value-type="string" calcext:value-type="string">
            <text:p>schulabsentismus</text:p>
          </table:table-cell>
          <table:table-cell office:value-type="float" office:value="17" calcext:value-type="float">
            <text:p>17</text:p>
          </table:table-cell>
          <table:table-cell table:formula="of:=ORG.LIBREOFFICE.REGEX([.A18];&quot;^\w+(?=\.|$)&quot;;;)" office:value-type="string" office:string-value="schulabsentismus" calcext:value-type="string">
            <text:p>schulabsentismus</text:p>
          </table:table-cell>
          <table:table-cell table:formula="of:=ORG.LIBREOFFICE.REGEX([.A18];&quot;(?&lt;=\.)\w+(?=.|$)&quot;;;)" office:value-type="string" office:string-value="" calcext:value-type="error">
            <text:p>#N/A</text:p>
          </table:table-cell>
          <table:table-cell table:formula="of:=IF(ISNA(ORG.LIBREOFFICE.REGEX([.A18];&quot;(?&lt;=\.)\w+(?=\.)&quot;;;));NA();ORG.LIBREOFFICE.REGEX([.A1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chulabsentismus</text:p>
          </table:table-cell>
        </table:table-row>
        <table:table-row table:style-name="ro1">
          <table:table-cell office:value-type="string" calcext:value-type="string">
            <text:p>subkl.a.pruefungs</text:p>
          </table:table-cell>
          <table:table-cell office:value-type="float" office:value="18" calcext:value-type="float">
            <text:p>18</text:p>
          </table:table-cell>
          <table:table-cell table:formula="of:=ORG.LIBREOFFICE.REGEX([.A19];&quot;^\w+(?=\.|$)&quot;;;)" office:value-type="string" office:string-value="subkl" calcext:value-type="string">
            <text:p>subkl</text:p>
          </table:table-cell>
          <table:table-cell table:formula="of:=ORG.LIBREOFFICE.REGEX([.A19];&quot;(?&lt;=\.)\w+(?=.|$)&quot;;;)" office:value-type="string" office:string-value="a" calcext:value-type="string">
            <text:p>a</text:p>
          </table:table-cell>
          <table:table-cell table:formula="of:=IF(ISNA(ORG.LIBREOFFICE.REGEX([.A19];&quot;(?&lt;=\.)\w+(?=\.)&quot;;;));NA();ORG.LIBREOFFICE.REGEX([.A19];&quot;(?&lt;=\.)\w+(?=$)&quot;;;))" office:value-type="string" office:string-value="pruefungs" calcext:value-type="string">
            <text:p>pruefungs</text:p>
          </table:table-cell>
          <table:table-cell office:value-type="string" calcext:value-type="string">
            <text:p>Subklinische Fragestellungen: Prüfungsangst</text:p>
          </table:table-cell>
        </table:table-row>
        <table:table-row table:style-name="ro1">
          <table:table-cell office:value-type="string" calcext:value-type="string">
            <text:p>subkl.a.schulangst</text:p>
          </table:table-cell>
          <table:table-cell office:value-type="float" office:value="19" calcext:value-type="float">
            <text:p>19</text:p>
          </table:table-cell>
          <table:table-cell table:formula="of:=ORG.LIBREOFFICE.REGEX([.A20];&quot;^\w+(?=\.|$)&quot;;;)" office:value-type="string" office:string-value="subkl" calcext:value-type="string">
            <text:p>subkl</text:p>
          </table:table-cell>
          <table:table-cell table:formula="of:=ORG.LIBREOFFICE.REGEX([.A20];&quot;(?&lt;=\.)\w+(?=.|$)&quot;;;)" office:value-type="string" office:string-value="a" calcext:value-type="string">
            <text:p>a</text:p>
          </table:table-cell>
          <table:table-cell table:formula="of:=IF(ISNA(ORG.LIBREOFFICE.REGEX([.A20];&quot;(?&lt;=\.)\w+(?=\.)&quot;;;));NA();ORG.LIBREOFFICE.REGEX([.A20];&quot;(?&lt;=\.)\w+(?=$)&quot;;;))" office:value-type="string" office:string-value="schulangst" calcext:value-type="string">
            <text:p>schulangst</text:p>
          </table:table-cell>
          <table:table-cell office:value-type="string" calcext:value-type="string">
            <text:p><text:span text:style-name="T1">Subklinische Fragestellungen: </text:span>Schulangst, Angst aufgrund von in der Schule bedrohlich empfundenen bzw. bedrohlich erlebten Situationen</text:p>
          </table:table-cell>
        </table:table-row>
        <table:table-row table:style-name="ro1">
          <table:table-cell office:value-type="string" calcext:value-type="string">
            <text:p>subkl.a.schulphobie</text:p>
          </table:table-cell>
          <table:table-cell office:value-type="float" office:value="20" calcext:value-type="float">
            <text:p>20</text:p>
          </table:table-cell>
          <table:table-cell table:formula="of:=ORG.LIBREOFFICE.REGEX([.A21];&quot;^\w+(?=\.|$)&quot;;;)" office:value-type="string" office:string-value="subkl" calcext:value-type="string">
            <text:p>subkl</text:p>
          </table:table-cell>
          <table:table-cell table:formula="of:=ORG.LIBREOFFICE.REGEX([.A21];&quot;(?&lt;=\.)\w+(?=.|$)&quot;;;)" office:value-type="string" office:string-value="a" calcext:value-type="string">
            <text:p>a</text:p>
          </table:table-cell>
          <table:table-cell table:formula="of:=IF(ISNA(ORG.LIBREOFFICE.REGEX([.A21];&quot;(?&lt;=\.)\w+(?=\.)&quot;;;));NA();ORG.LIBREOFFICE.REGEX([.A21];&quot;(?&lt;=\.)\w+(?=$)&quot;;;))" office:value-type="string" office:string-value="schulphobie" calcext:value-type="string">
            <text:p>schulphobie</text:p>
          </table:table-cell>
          <table:table-cell office:value-type="string" calcext:value-type="string">
            <text:p>Subklinische Fragestellungen: Trennungsangst</text:p>
          </table:table-cell>
        </table:table-row>
        <table:table-row table:style-name="ro1">
          <table:table-cell office:value-type="string" calcext:value-type="string">
            <text:p>subkl.allgverhaltenspr</text:p>
          </table:table-cell>
          <table:table-cell office:value-type="float" office:value="21" calcext:value-type="float">
            <text:p>21</text:p>
          </table:table-cell>
          <table:table-cell table:formula="of:=ORG.LIBREOFFICE.REGEX([.A22];&quot;^\w+(?=\.|$)&quot;;;)" office:value-type="string" office:string-value="subkl" calcext:value-type="string">
            <text:p>subkl</text:p>
          </table:table-cell>
          <table:table-cell table:formula="of:=ORG.LIBREOFFICE.REGEX([.A22];&quot;(?&lt;=\.)\w+(?=.|$)&quot;;;)" office:value-type="string" office:string-value="allgverhaltenspr" calcext:value-type="string">
            <text:p>allgverhaltenspr</text:p>
          </table:table-cell>
          <table:table-cell table:formula="of:=IF(ISNA(ORG.LIBREOFFICE.REGEX([.A22];&quot;(?&lt;=\.)\w+(?=\.)&quot;;;));NA();ORG.LIBREOFFICE.REGEX([.A2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1">Subklinische Fragestellungen: </text:span>Allgemeine Verhaltensprobleme</text:p>
          </table:table-cell>
        </table:table-row>
        <table:table-row table:style-name="ro1">
          <table:table-cell office:value-type="string" calcext:value-type="string">
            <text:p>subkl.gewaltaggr</text:p>
          </table:table-cell>
          <table:table-cell office:value-type="float" office:value="22" calcext:value-type="float">
            <text:p>22</text:p>
          </table:table-cell>
          <table:table-cell table:formula="of:=ORG.LIBREOFFICE.REGEX([.A23];&quot;^\w+(?=\.|$)&quot;;;)" office:value-type="string" office:string-value="subkl" calcext:value-type="string">
            <text:p>subkl</text:p>
          </table:table-cell>
          <table:table-cell table:formula="of:=ORG.LIBREOFFICE.REGEX([.A23];&quot;(?&lt;=\.)\w+(?=.|$)&quot;;;)" office:value-type="string" office:string-value="gewaltaggr" calcext:value-type="string">
            <text:p>gewaltaggr</text:p>
          </table:table-cell>
          <table:table-cell table:formula="of:=IF(ISNA(ORG.LIBREOFFICE.REGEX([.A23];&quot;(?&lt;=\.)\w+(?=\.)&quot;;;));NA();ORG.LIBREOFFICE.REGEX([.A2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1">Subklinische Fragestellungen: </text:span>Gewalt / Aggression</text:p>
          </table:table-cell>
        </table:table-row>
        <table:table-row table:style-name="ro1">
          <table:table-cell office:value-type="string" calcext:value-type="string">
            <text:p>konfl.mobbing</text:p>
          </table:table-cell>
          <table:table-cell office:value-type="float" office:value="23" calcext:value-type="float">
            <text:p>23</text:p>
          </table:table-cell>
          <table:table-cell table:formula="of:=ORG.LIBREOFFICE.REGEX([.A24];&quot;^\w+(?=\.|$)&quot;;;)" office:value-type="string" office:string-value="konfl" calcext:value-type="string">
            <text:p>konfl</text:p>
          </table:table-cell>
          <table:table-cell table:formula="of:=ORG.LIBREOFFICE.REGEX([.A24];&quot;(?&lt;=\.)\w+(?=.|$)&quot;;;)" office:value-type="string" office:string-value="mobbing" calcext:value-type="string">
            <text:p>mobbing</text:p>
          </table:table-cell>
          <table:table-cell table:formula="of:=IF(ISNA(ORG.LIBREOFFICE.REGEX([.A24];&quot;(?&lt;=\.)\w+(?=\.)&quot;;;));NA();ORG.LIBREOFFICE.REGEX([.A24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<text:span text:style-name="T1">Subklinische Fragestellungen: </text:span>Mobbing / Cybermobbing</text:p>
          </table:table-cell>
        </table:table-row>
        <table:table-row table:style-name="ro1">
          <table:table-cell office:value-type="string" calcext:value-type="string">
            <text:p>geschlechterdys</text:p>
          </table:table-cell>
          <table:table-cell office:value-type="float" office:value="24" calcext:value-type="float">
            <text:p>24</text:p>
          </table:table-cell>
          <table:table-cell table:formula="of:=ORG.LIBREOFFICE.REGEX([.A25];&quot;^\w+(?=\.|$)&quot;;;)" office:value-type="string" office:string-value="geschlechterdys" calcext:value-type="string">
            <text:p>geschlechterdys</text:p>
          </table:table-cell>
          <table:table-cell table:formula="of:=ORG.LIBREOFFICE.REGEX([.A25];&quot;(?&lt;=\.)\w+(?=.|$)&quot;;;)" office:value-type="string" office:string-value="" calcext:value-type="error">
            <text:p>#N/A</text:p>
          </table:table-cell>
          <table:table-cell table:formula="of:=IF(ISNA(ORG.LIBREOFFICE.REGEX([.A25];&quot;(?&lt;=\.)\w+(?=\.)&quot;;;));NA();ORG.LIBREOFFICE.REGEX([.A2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Geschlechtsdysphorie</text:p>
          </table:table-cell>
        </table:table-row>
        <table:table-row table:style-name="ro1">
          <table:table-cell office:value-type="string" calcext:value-type="string">
            <text:p>konfl.peer</text:p>
          </table:table-cell>
          <table:table-cell office:value-type="float" office:value="25" calcext:value-type="float">
            <text:p>25</text:p>
          </table:table-cell>
          <table:table-cell table:formula="of:=ORG.LIBREOFFICE.REGEX([.A26];&quot;^\w+(?=\.|$)&quot;;;)" office:value-type="string" office:string-value="konfl" calcext:value-type="string">
            <text:p>konfl</text:p>
          </table:table-cell>
          <table:table-cell table:formula="of:=ORG.LIBREOFFICE.REGEX([.A26];&quot;(?&lt;=\.)\w+(?=.|$)&quot;;;)" office:value-type="string" office:string-value="peer" calcext:value-type="string">
            <text:p>peer</text:p>
          </table:table-cell>
          <table:table-cell table:formula="of:=IF(ISNA(ORG.LIBREOFFICE.REGEX([.A26];&quot;(?&lt;=\.)\w+(?=\.)&quot;;;));NA();ORG.LIBREOFFICE.REGEX([.A2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onflikte zwischen Schülerinnen</text:p>
          </table:table-cell>
        </table:table-row>
        <table:table-row table:style-name="ro1">
          <table:table-cell office:value-type="string" calcext:value-type="string">
            <text:p>pubertaet</text:p>
          </table:table-cell>
          <table:table-cell office:value-type="float" office:value="26" calcext:value-type="float">
            <text:p>26</text:p>
          </table:table-cell>
          <table:table-cell table:formula="of:=ORG.LIBREOFFICE.REGEX([.A27];&quot;^\w+(?=\.|$)&quot;;;)" office:value-type="string" office:string-value="pubertaet" calcext:value-type="string">
            <text:p>pubertaet</text:p>
          </table:table-cell>
          <table:table-cell table:formula="of:=ORG.LIBREOFFICE.REGEX([.A27];&quot;(?&lt;=\.)\w+(?=.|$)&quot;;;)" office:value-type="string" office:string-value="" calcext:value-type="error">
            <text:p>#N/A</text:p>
          </table:table-cell>
          <table:table-cell table:formula="of:=IF(ISNA(ORG.LIBREOFFICE.REGEX([.A27];&quot;(?&lt;=\.)\w+(?=\.)&quot;;;));NA();ORG.LIBREOFFICE.REGEX([.A2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pubertätsbedingte Probleme</text:p>
          </table:table-cell>
        </table:table-row>
        <table:table-row table:style-name="ro1">
          <table:table-cell office:value-type="string" calcext:value-type="string">
            <text:p>familb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milbel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familiäre Belastungen</text:p>
          </table:table-cell>
        </table:table-row>
        <table:table-row table:style-name="ro1">
          <table:table-cell office:value-type="string" calcext:value-type="string">
            <text:p>kl.angstst</text:p>
          </table:table-cell>
          <table:table-cell office:value-type="float" office:value="28" calcext:value-type="float">
            <text:p>28</text:p>
          </table:table-cell>
          <table:table-cell table:formula="of:=ORG.LIBREOFFICE.REGEX([.A29];&quot;^\w+(?=\.|$)&quot;;;)" office:value-type="string" office:string-value="kl" calcext:value-type="string">
            <text:p>kl</text:p>
          </table:table-cell>
          <table:table-cell table:formula="of:=ORG.LIBREOFFICE.REGEX([.A29];&quot;(?&lt;=\.)\w+(?=.|$)&quot;;;)" office:value-type="string" office:string-value="angstst" calcext:value-type="string">
            <text:p>angstst</text:p>
          </table:table-cell>
          <table:table-cell table:formula="of:=IF(ISNA(ORG.LIBREOFFICE.REGEX([.A29];&quot;(?&lt;=\.)\w+(?=\.)&quot;;;));NA();ORG.LIBREOFFICE.REGEX([.A2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ngststörung</text:p>
          </table:table-cell>
        </table:table-row>
        <table:table-row table:style-name="ro1">
          <table:table-cell office:value-type="string" calcext:value-type="string">
            <text:p>kl.depr</text:p>
          </table:table-cell>
          <table:table-cell office:value-type="float" office:value="29" calcext:value-type="float">
            <text:p>29</text:p>
          </table:table-cell>
          <table:table-cell table:formula="of:=ORG.LIBREOFFICE.REGEX([.A30];&quot;^\w+(?=\.|$)&quot;;;)" office:value-type="string" office:string-value="kl" calcext:value-type="string">
            <text:p>kl</text:p>
          </table:table-cell>
          <table:table-cell table:formula="of:=ORG.LIBREOFFICE.REGEX([.A30];&quot;(?&lt;=\.)\w+(?=.|$)&quot;;;)" office:value-type="string" office:string-value="depr" calcext:value-type="string">
            <text:p>depr</text:p>
          </table:table-cell>
          <table:table-cell table:formula="of:=IF(ISNA(ORG.LIBREOFFICE.REGEX([.A30];&quot;(?&lt;=\.)\w+(?=\.)&quot;;;));NA();ORG.LIBREOFFICE.REGEX([.A3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Depression</text:p>
          </table:table-cell>
        </table:table-row>
        <table:table-row table:style-name="ro1">
          <table:table-cell office:value-type="string" calcext:value-type="string">
            <text:p>kl.essst</text:p>
          </table:table-cell>
          <table:table-cell office:value-type="float" office:value="30" calcext:value-type="float">
            <text:p>30</text:p>
          </table:table-cell>
          <table:table-cell table:formula="of:=ORG.LIBREOFFICE.REGEX([.A31];&quot;^\w+(?=\.|$)&quot;;;)" office:value-type="string" office:string-value="kl" calcext:value-type="string">
            <text:p>kl</text:p>
          </table:table-cell>
          <table:table-cell table:formula="of:=ORG.LIBREOFFICE.REGEX([.A31];&quot;(?&lt;=\.)\w+(?=.|$)&quot;;;)" office:value-type="string" office:string-value="essst" calcext:value-type="string">
            <text:p>essst</text:p>
          </table:table-cell>
          <table:table-cell table:formula="of:=IF(ISNA(ORG.LIBREOFFICE.REGEX([.A31];&quot;(?&lt;=\.)\w+(?=\.)&quot;;;));NA();ORG.LIBREOFFICE.REGEX([.A3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Essstörungen</text:p>
          </table:table-cell>
        </table:table-row>
        <table:table-row table:style-name="ro1">
          <table:table-cell office:value-type="string" calcext:value-type="string">
            <text:p>kl.sucht</text:p>
          </table:table-cell>
          <table:table-cell office:value-type="float" office:value="31" calcext:value-type="float">
            <text:p>31</text:p>
          </table:table-cell>
          <table:table-cell table:formula="of:=ORG.LIBREOFFICE.REGEX([.A32];&quot;^\w+(?=\.|$)&quot;;;)" office:value-type="string" office:string-value="kl" calcext:value-type="string">
            <text:p>kl</text:p>
          </table:table-cell>
          <table:table-cell table:formula="of:=ORG.LIBREOFFICE.REGEX([.A32];&quot;(?&lt;=\.)\w+(?=.|$)&quot;;;)" office:value-type="string" office:string-value="sucht" calcext:value-type="string">
            <text:p>sucht</text:p>
          </table:table-cell>
          <table:table-cell table:formula="of:=IF(ISNA(ORG.LIBREOFFICE.REGEX([.A32];&quot;(?&lt;=\.)\w+(?=\.)&quot;;;));NA();ORG.LIBREOFFICE.REGEX([.A3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ucht</text:p>
          </table:table-cell>
        </table:table-row>
        <table:table-row table:style-name="ro1">
          <table:table-cell office:value-type="string" calcext:value-type="string">
            <text:p>kl.suiz</text:p>
          </table:table-cell>
          <table:table-cell office:value-type="float" office:value="32" calcext:value-type="float">
            <text:p>32</text:p>
          </table:table-cell>
          <table:table-cell table:formula="of:=ORG.LIBREOFFICE.REGEX([.A33];&quot;^\w+(?=\.|$)&quot;;;)" office:value-type="string" office:string-value="kl" calcext:value-type="string">
            <text:p>kl</text:p>
          </table:table-cell>
          <table:table-cell table:formula="of:=ORG.LIBREOFFICE.REGEX([.A33];&quot;(?&lt;=\.)\w+(?=.|$)&quot;;;)" office:value-type="string" office:string-value="suiz" calcext:value-type="string">
            <text:p>suiz</text:p>
          </table:table-cell>
          <table:table-cell table:formula="of:=IF(ISNA(ORG.LIBREOFFICE.REGEX([.A33];&quot;(?&lt;=\.)\w+(?=\.)&quot;;;));NA();ORG.LIBREOFFICE.REGEX([.A3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uizidalität</text:p>
          </table:table-cell>
        </table:table-row>
        <table:table-row table:style-name="ro1">
          <table:table-cell office:value-type="string" calcext:value-type="string">
            <text:p>kl.trauma</text:p>
          </table:table-cell>
          <table:table-cell office:value-type="float" office:value="33" calcext:value-type="float">
            <text:p>33</text:p>
          </table:table-cell>
          <table:table-cell table:formula="of:=ORG.LIBREOFFICE.REGEX([.A34];&quot;^\w+(?=\.|$)&quot;;;)" office:value-type="string" office:string-value="kl" calcext:value-type="string">
            <text:p>kl</text:p>
          </table:table-cell>
          <table:table-cell table:formula="of:=ORG.LIBREOFFICE.REGEX([.A34];&quot;(?&lt;=\.)\w+(?=.|$)&quot;;;)" office:value-type="string" office:string-value="trauma" calcext:value-type="string">
            <text:p>trauma</text:p>
          </table:table-cell>
          <table:table-cell table:formula="of:=IF(ISNA(ORG.LIBREOFFICE.REGEX([.A34];&quot;(?&lt;=\.)\w+(?=\.)&quot;;;));NA();ORG.LIBREOFFICE.REGEX([.A34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Trauma</text:p>
          </table:table-cell>
        </table:table-row>
        <table:table-row table:style-name="ro1">
          <table:table-cell office:value-type="string" calcext:value-type="string">
            <text:p>kl.zwang</text:p>
          </table:table-cell>
          <table:table-cell office:value-type="float" office:value="34" calcext:value-type="float">
            <text:p>34</text:p>
          </table:table-cell>
          <table:table-cell table:formula="of:=ORG.LIBREOFFICE.REGEX([.A35];&quot;^\w+(?=\.|$)&quot;;;)" office:value-type="string" office:string-value="kl" calcext:value-type="string">
            <text:p>kl</text:p>
          </table:table-cell>
          <table:table-cell table:formula="of:=ORG.LIBREOFFICE.REGEX([.A35];&quot;(?&lt;=\.)\w+(?=.|$)&quot;;;)" office:value-type="string" office:string-value="zwang" calcext:value-type="string">
            <text:p>zwang</text:p>
          </table:table-cell>
          <table:table-cell table:formula="of:=IF(ISNA(ORG.LIBREOFFICE.REGEX([.A35];&quot;(?&lt;=\.)\w+(?=\.)&quot;;;));NA();ORG.LIBREOFFICE.REGEX([.A3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Zwang</text:p>
          </table:table-cell>
        </table:table-row>
        <table:table-row table:style-name="ro1">
          <table:table-cell office:value-type="string" calcext:value-type="string">
            <text:p>kl.adhs</text:p>
          </table:table-cell>
          <table:table-cell office:value-type="float" office:value="35" calcext:value-type="float">
            <text:p>35</text:p>
          </table:table-cell>
          <table:table-cell table:formula="of:=ORG.LIBREOFFICE.REGEX([.A36];&quot;^\w+(?=\.|$)&quot;;;)" office:value-type="string" office:string-value="kl" calcext:value-type="string">
            <text:p>kl</text:p>
          </table:table-cell>
          <table:table-cell table:formula="of:=ORG.LIBREOFFICE.REGEX([.A36];&quot;(?&lt;=\.)\w+(?=.|$)&quot;;;)" office:value-type="string" office:string-value="adhs" calcext:value-type="string">
            <text:p>adhs</text:p>
          </table:table-cell>
          <table:table-cell table:formula="of:=IF(ISNA(ORG.LIBREOFFICE.REGEX([.A36];&quot;(?&lt;=\.)\w+(?=\.)&quot;;;));NA();ORG.LIBREOFFICE.REGEX([.A36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DHS</text:p>
          </table:table-cell>
        </table:table-row>
        <table:table-row table:style-name="ro1">
          <table:table-cell office:value-type="string" calcext:value-type="string">
            <text:p>kl.autism</text:p>
          </table:table-cell>
          <table:table-cell office:value-type="float" office:value="36" calcext:value-type="float">
            <text:p>36</text:p>
          </table:table-cell>
          <table:table-cell table:formula="of:=ORG.LIBREOFFICE.REGEX([.A37];&quot;^\w+(?=\.|$)&quot;;;)" office:value-type="string" office:string-value="kl" calcext:value-type="string">
            <text:p>kl</text:p>
          </table:table-cell>
          <table:table-cell table:formula="of:=ORG.LIBREOFFICE.REGEX([.A37];&quot;(?&lt;=\.)\w+(?=.|$)&quot;;;)" office:value-type="string" office:string-value="autism" calcext:value-type="string">
            <text:p>autism</text:p>
          </table:table-cell>
          <table:table-cell table:formula="of:=IF(ISNA(ORG.LIBREOFFICE.REGEX([.A37];&quot;(?&lt;=\.)\w+(?=\.)&quot;;;));NA();ORG.LIBREOFFICE.REGEX([.A37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Autismus-Spektrum-Störung</text:p>
          </table:table-cell>
        </table:table-row>
        <table:table-row table:style-name="ro1">
          <table:table-cell office:value-type="string" calcext:value-type="string">
            <text:p>kl.sonst</text:p>
          </table:table-cell>
          <table:table-cell office:value-type="float" office:value="37" calcext:value-type="float">
            <text:p>37</text:p>
          </table:table-cell>
          <table:table-cell table:formula="of:=ORG.LIBREOFFICE.REGEX([.A38];&quot;^\w+(?=\.|$)&quot;;;)" office:value-type="string" office:string-value="kl" calcext:value-type="string">
            <text:p>kl</text:p>
          </table:table-cell>
          <table:table-cell table:formula="of:=ORG.LIBREOFFICE.REGEX([.A38];&quot;(?&lt;=\.)\w+(?=.|$)&quot;;;)" office:value-type="string" office:string-value="sonst" calcext:value-type="string">
            <text:p>sonst</text:p>
          </table:table-cell>
          <table:table-cell table:formula="of:=IF(ISNA(ORG.LIBREOFFICE.REGEX([.A38];&quot;(?&lt;=\.)\w+(?=\.)&quot;;;));NA();ORG.LIBREOFFICE.REGEX([.A38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linische Fragestellungen: Sonstiges</text:p>
          </table:table-cell>
        </table:table-row>
        <table:table-row table:style-name="ro1">
          <table:table-cell office:value-type="string" calcext:value-type="string">
            <text:p>chronischeerkr</text:p>
          </table:table-cell>
          <table:table-cell office:value-type="float" office:value="38" calcext:value-type="float">
            <text:p>38</text:p>
          </table:table-cell>
          <table:table-cell table:formula="of:=ORG.LIBREOFFICE.REGEX([.A39];&quot;^\w+(?=\.|$)&quot;;;)" office:value-type="string" office:string-value="chronischeerkr" calcext:value-type="string">
            <text:p>chronischeerkr</text:p>
          </table:table-cell>
          <table:table-cell table:formula="of:=ORG.LIBREOFFICE.REGEX([.A39];&quot;(?&lt;=\.)\w+(?=.|$)&quot;;;)" office:value-type="string" office:string-value="" calcext:value-type="error">
            <text:p>#N/A</text:p>
          </table:table-cell>
          <table:table-cell table:formula="of:=IF(ISNA(ORG.LIBREOFFICE.REGEX([.A39];&quot;(?&lt;=\.)\w+(?=\.)&quot;;;));NA();ORG.LIBREOFFICE.REGEX([.A39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Chronische Erkrankungen (z.B. Migräne, Diabetes, Epilepsie)</text:p>
          </table:table-cell>
        </table:table-row>
        <table:table-row table:style-name="ro1">
          <table:table-cell office:value-type="string" calcext:value-type="string">
            <text:p>konfl.lehrkr</text:p>
          </table:table-cell>
          <table:table-cell office:value-type="float" office:value="39" calcext:value-type="float">
            <text:p>39</text:p>
          </table:table-cell>
          <table:table-cell table:formula="of:=ORG.LIBREOFFICE.REGEX([.A40];&quot;^\w+(?=\.|$)&quot;;;)" office:value-type="string" office:string-value="konfl" calcext:value-type="string">
            <text:p>konfl</text:p>
          </table:table-cell>
          <table:table-cell table:formula="of:=ORG.LIBREOFFICE.REGEX([.A40];&quot;(?&lt;=\.)\w+(?=.|$)&quot;;;)" office:value-type="string" office:string-value="lehrkr" calcext:value-type="string">
            <text:p>lehrkr</text:p>
          </table:table-cell>
          <table:table-cell table:formula="of:=IF(ISNA(ORG.LIBREOFFICE.REGEX([.A40];&quot;(?&lt;=\.)\w+(?=\.)&quot;;;));NA();ORG.LIBREOFFICE.REGEX([.A4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Konflikte mit Lehrkräften</text:p>
          </table:table-cell>
        </table:table-row>
        <table:table-row table:style-name="ro1">
          <table:table-cell office:value-type="string" calcext:value-type="string">
            <text:p>sonstiges</text:p>
          </table:table-cell>
          <table:table-cell office:value-type="float" office:value="40" calcext:value-type="float">
            <text:p>40</text:p>
          </table:table-cell>
          <table:table-cell table:formula="of:=ORG.LIBREOFFICE.REGEX([.A41];&quot;^\w+(?=\.|$)&quot;;;)" office:value-type="string" office:string-value="sonstiges" calcext:value-type="string">
            <text:p>sonstiges</text:p>
          </table:table-cell>
          <table:table-cell table:formula="of:=ORG.LIBREOFFICE.REGEX([.A41];&quot;(?&lt;=\.)\w+(?=.|$)&quot;;;)" office:value-type="string" office:string-value="" calcext:value-type="error">
            <text:p>#N/A</text:p>
          </table:table-cell>
          <table:table-cell table:formula="of:=IF(ISNA(ORG.LIBREOFFICE.REGEX([.A41];&quot;(?&lt;=\.)\w+(?=\.)&quot;;;));NA();ORG.LIBREOFFICE.REGEX([.A4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Sonstiges</text:p>
          </table:table-cell>
        </table:table-row>
        <table:table-row table:style-name="ro1">
          <table:table-cell office:value-type="string" calcext:value-type="string">
            <text:p>bsl.systs</text:p>
          </table:table-cell>
          <table:table-cell office:value-type="float" office:value="41" calcext:value-type="float">
            <text:p>41</text:p>
          </table:table-cell>
          <table:table-cell table:formula="of:=ORG.LIBREOFFICE.REGEX([.A42];&quot;^\w+(?=\.|$)&quot;;;)" office:value-type="string" office:string-value="bsl" calcext:value-type="string">
            <text:p>bsl</text:p>
          </table:table-cell>
          <table:table-cell table:formula="of:=ORG.LIBREOFFICE.REGEX([.A42];&quot;(?&lt;=\.)\w+(?=.|$)&quot;;;)" office:value-type="string" office:string-value="systs" calcext:value-type="string">
            <text:p>systs</text:p>
          </table:table-cell>
          <table:table-cell table:formula="of:=IF(ISNA(ORG.LIBREOFFICE.REGEX([.A42];&quot;(?&lt;=\.)\w+(?=\.)&quot;;;));NA();ORG.LIBREOFFICE.REGEX([.A4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zum System Schule (z. B. Konzeptentwicklung, Schulprojekte)</text:p>
          </table:table-cell>
        </table:table-row>
        <table:table-row table:style-name="ro1">
          <table:table-cell office:value-type="string" calcext:value-type="string">
            <text:p>bsl.susokl</text:p>
          </table:table-cell>
          <table:table-cell office:value-type="float" office:value="42" calcext:value-type="float">
            <text:p>42</text:p>
          </table:table-cell>
          <table:table-cell table:formula="of:=ORG.LIBREOFFICE.REGEX([.A43];&quot;^\w+(?=\.|$)&quot;;;)" office:value-type="string" office:string-value="bsl" calcext:value-type="string">
            <text:p>bsl</text:p>
          </table:table-cell>
          <table:table-cell table:formula="of:=ORG.LIBREOFFICE.REGEX([.A43];&quot;(?&lt;=\.)\w+(?=.|$)&quot;;;)" office:value-type="string" office:string-value="susokl" calcext:value-type="string">
            <text:p>susokl</text:p>
          </table:table-cell>
          <table:table-cell table:formula="of:=IF(ISNA(ORG.LIBREOFFICE.REGEX([.A43];&quot;(?&lt;=\.)\w+(?=\.)&quot;;;));NA();ORG.LIBREOFFICE.REGEX([.A4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bezüglich einzelner Schülerinnen und Schüler bzw. Klassen und Schülergruppen</text:p>
          </table:table-cell>
        </table:table-row>
        <table:table-row table:style-name="ro1">
          <table:table-cell office:value-type="string" calcext:value-type="string">
            <text:p>bsl.lkpers</text:p>
          </table:table-cell>
          <table:table-cell office:value-type="float" office:value="43" calcext:value-type="float">
            <text:p>43</text:p>
          </table:table-cell>
          <table:table-cell table:formula="of:=ORG.LIBREOFFICE.REGEX([.A44];&quot;^\w+(?=\.|$)&quot;;;)" office:value-type="string" office:string-value="bsl" calcext:value-type="string">
            <text:p>bsl</text:p>
          </table:table-cell>
          <table:table-cell table:formula="of:=ORG.LIBREOFFICE.REGEX([.A44];&quot;(?&lt;=\.)\w+(?=.|$)&quot;;;)" office:value-type="string" office:string-value="lkpers" calcext:value-type="string">
            <text:p>lkpers</text:p>
          </table:table-cell>
          <table:table-cell table:formula="of:=IF(ISNA(ORG.LIBREOFFICE.REGEX([.A44];&quot;(?&lt;=\.)\w+(?=\.)&quot;;;));NA();ORG.LIBREOFFICE.REGEX([.A44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von Lehrkräften zu persönlichen Fragestellungen</text:p>
          </table:table-cell>
        </table:table-row>
        <table:table-row table:style-name="ro1">
          <table:table-cell office:value-type="string" calcext:value-type="string">
            <text:p>bsl.sl</text:p>
          </table:table-cell>
          <table:table-cell office:value-type="float" office:value="44" calcext:value-type="float">
            <text:p>44</text:p>
          </table:table-cell>
          <table:table-cell table:formula="of:=ORG.LIBREOFFICE.REGEX([.A45];&quot;^\w+(?=\.|$)&quot;;;)" office:value-type="string" office:string-value="bsl" calcext:value-type="string">
            <text:p>bsl</text:p>
          </table:table-cell>
          <table:table-cell table:formula="of:=ORG.LIBREOFFICE.REGEX([.A45];&quot;(?&lt;=\.)\w+(?=.|$)&quot;;;)" office:value-type="string" office:string-value="sl" calcext:value-type="string">
            <text:p>sl</text:p>
          </table:table-cell>
          <table:table-cell table:formula="of:=IF(ISNA(ORG.LIBREOFFICE.REGEX([.A45];&quot;(?&lt;=\.)\w+(?=\.)&quot;;;));NA();ORG.LIBREOFFICE.REGEX([.A45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Beratung von Schule und Lehrkräften: von Schulleitungen</text:p>
          </table:table-cell>
        </table:table-row>
        <table:table-row table:style-name="ro1">
          <table:table-cell office:value-type="string" calcext:value-type="string">
            <text:p>bsl.konfl.suse</text:p>
          </table:table-cell>
          <table:table-cell office:value-type="float" office:value="45" calcext:value-type="float">
            <text:p>45</text:p>
          </table:table-cell>
          <table:table-cell table:formula="of:=ORG.LIBREOFFICE.REGEX([.A46];&quot;^\w+(?=\.|$)&quot;;;)" office:value-type="string" office:string-value="bsl" calcext:value-type="string">
            <text:p>bsl</text:p>
          </table:table-cell>
          <table:table-cell table:formula="of:=ORG.LIBREOFFICE.REGEX([.A46];&quot;(?&lt;=\.)\w+(?=.|$)&quot;;;)" office:value-type="string" office:string-value="konfl" calcext:value-type="string">
            <text:p>konfl</text:p>
          </table:table-cell>
          <table:table-cell table:formula="of:=IF(ISNA(ORG.LIBREOFFICE.REGEX([.A46];&quot;(?&lt;=\.)\w+(?=\.)&quot;;;));NA();ORG.LIBREOFFICE.REGEX([.A46];&quot;(?&lt;=\.)\w+(?=$)&quot;;;))" office:value-type="string" office:string-value="suse" calcext:value-type="string">
            <text:p>suse</text:p>
          </table:table-cell>
          <table:table-cell office:value-type="string" calcext:value-type="string">
            <text:p>Beratung von Schule und Lehrkräften: bei Konflikten mit Schülerinnen und Schülern, Eltern</text:p>
          </table:table-cell>
        </table:table-row>
        <table:table-row table:style-name="ro1">
          <table:table-cell office:value-type="string" calcext:value-type="string">
            <text:p>bsl.konfl.peer</text:p>
          </table:table-cell>
          <table:table-cell office:value-type="float" office:value="46" calcext:value-type="float">
            <text:p>46</text:p>
          </table:table-cell>
          <table:table-cell table:formula="of:=ORG.LIBREOFFICE.REGEX([.A47];&quot;^\w+(?=\.|$)&quot;;;)" office:value-type="string" office:string-value="bsl" calcext:value-type="string">
            <text:p>bsl</text:p>
          </table:table-cell>
          <table:table-cell table:formula="of:=ORG.LIBREOFFICE.REGEX([.A47];&quot;(?&lt;=\.)\w+(?=.|$)&quot;;;)" office:value-type="string" office:string-value="konfl" calcext:value-type="string">
            <text:p>konfl</text:p>
          </table:table-cell>
          <table:table-cell table:formula="of:=IF(ISNA(ORG.LIBREOFFICE.REGEX([.A47];&quot;(?&lt;=\.)\w+(?=\.)&quot;;;));NA();ORG.LIBREOFFICE.REGEX([.A47];&quot;(?&lt;=\.)\w+(?=$)&quot;;;))" office:value-type="string" office:string-value="peer" calcext:value-type="string">
            <text:p>peer</text:p>
          </table:table-cell>
          <table:table-cell office:value-type="string" calcext:value-type="string">
            <text:p>Beratung von Schule und Lehrkräften: bei Konflikten zwischen Schülerinnen und Schülern</text:p>
          </table:table-cell>
        </table:table-row>
        <table:table-row table:style-name="ro1">
          <table:table-cell office:value-type="string" calcext:value-type="string">
            <text:p>bsl.konfl.mobbing</text:p>
          </table:table-cell>
          <table:table-cell office:value-type="float" office:value="47" calcext:value-type="float">
            <text:p>47</text:p>
          </table:table-cell>
          <table:table-cell table:formula="of:=ORG.LIBREOFFICE.REGEX([.A48];&quot;^\w+(?=\.|$)&quot;;;)" office:value-type="string" office:string-value="bsl" calcext:value-type="string">
            <text:p>bsl</text:p>
          </table:table-cell>
          <table:table-cell table:formula="of:=ORG.LIBREOFFICE.REGEX([.A48];&quot;(?&lt;=\.)\w+(?=.|$)&quot;;;)" office:value-type="string" office:string-value="konfl" calcext:value-type="string">
            <text:p>konfl</text:p>
          </table:table-cell>
          <table:table-cell table:formula="of:=IF(ISNA(ORG.LIBREOFFICE.REGEX([.A48];&quot;(?&lt;=\.)\w+(?=\.)&quot;;;));NA();ORG.LIBREOFFICE.REGEX([.A48];&quot;(?&lt;=\.)\w+(?=$)&quot;;;))" office:value-type="string" office:string-value="mobbing" calcext:value-type="string">
            <text:p>mobbing</text:p>
          </table:table-cell>
          <table:table-cell table:style-name="ce6" office:value-type="string" calcext:value-type="string">
            <text:p>Konfliktberatung bei Konflikten zwischen Schülerinnen und Schülern</text:p>
          </table:table-cell>
        </table:table-row>
        <table:table-row table:style-name="ro1">
          <table:table-cell office:value-type="string" calcext:value-type="string">
            <text:p>bsl.sonstige</text:p>
          </table:table-cell>
          <table:table-cell office:value-type="float" office:value="48" calcext:value-type="float">
            <text:p>48</text:p>
          </table:table-cell>
          <table:table-cell table:formula="of:=ORG.LIBREOFFICE.REGEX([.A49];&quot;^\w+(?=\.|$)&quot;;;)" office:value-type="string" office:string-value="bsl" calcext:value-type="string">
            <text:p>bsl</text:p>
          </table:table-cell>
          <table:table-cell table:formula="of:=ORG.LIBREOFFICE.REGEX([.A49];&quot;(?&lt;=\.)\w+(?=.|$)&quot;;;)" office:value-type="string" office:string-value="sonstige" calcext:value-type="string">
            <text:p>sonstige</text:p>
          </table:table-cell>
          <table:table-cell table:formula="of:=IF(ISNA(ORG.LIBREOFFICE.REGEX([.A49];&quot;(?&lt;=\.)\w+(?=\.)&quot;;;));NA();ORG.LIBREOFFICE.REGEX([.A49];&quot;(?&lt;=\.)\w+(?=$)&quot;;;))" office:value-type="string" office:string-value="" calcext:value-type="error">
            <text:p>#N/A</text:p>
          </table:table-cell>
          <table:table-cell table:style-name="ce6" office:value-type="string" calcext:value-type="string">
            <text:p>Weitere Beratung von Schule und Lehrkräften</text:p>
          </table:table-cell>
        </table:table-row>
        <table:table-row table:style-name="ro1">
          <table:table-cell office:value-type="string" calcext:value-type="string">
            <text:p>superv.kollegfb</text:p>
          </table:table-cell>
          <table:table-cell office:value-type="float" office:value="49" calcext:value-type="float">
            <text:p>49</text:p>
          </table:table-cell>
          <table:table-cell table:formula="of:=ORG.LIBREOFFICE.REGEX([.A50];&quot;^\w+(?=\.|$)&quot;;;)" office:value-type="string" office:string-value="superv" calcext:value-type="string">
            <text:p>superv</text:p>
          </table:table-cell>
          <table:table-cell table:formula="of:=ORG.LIBREOFFICE.REGEX([.A50];&quot;(?&lt;=\.)\w+(?=.|$)&quot;;;)" office:value-type="string" office:string-value="kollegfb" calcext:value-type="string">
            <text:p>kollegfb</text:p>
          </table:table-cell>
          <table:table-cell table:formula="of:=IF(ISNA(ORG.LIBREOFFICE.REGEX([.A50];&quot;(?&lt;=\.)\w+(?=\.)&quot;;;));NA();ORG.LIBREOFFICE.REGEX([.A50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kollegialer Fallberatung</text:p>
          </table:table-cell>
        </table:table-row>
        <table:table-row table:style-name="ro1">
          <table:table-cell office:value-type="string" calcext:value-type="string">
            <text:p>superv.einzel</text:p>
          </table:table-cell>
          <table:table-cell office:value-type="float" office:value="50" calcext:value-type="float">
            <text:p>50</text:p>
          </table:table-cell>
          <table:table-cell table:formula="of:=ORG.LIBREOFFICE.REGEX([.A51];&quot;^\w+(?=\.|$)&quot;;;)" office:value-type="string" office:string-value="superv" calcext:value-type="string">
            <text:p>superv</text:p>
          </table:table-cell>
          <table:table-cell table:formula="of:=ORG.LIBREOFFICE.REGEX([.A51];&quot;(?&lt;=\.)\w+(?=.|$)&quot;;;)" office:value-type="string" office:string-value="einzel" calcext:value-type="string">
            <text:p>einzel</text:p>
          </table:table-cell>
          <table:table-cell table:formula="of:=IF(ISNA(ORG.LIBREOFFICE.REGEX([.A51];&quot;(?&lt;=\.)\w+(?=\.)&quot;;;));NA();ORG.LIBREOFFICE.REGEX([.A51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Einzelsupervision</text:p>
          </table:table-cell>
        </table:table-row>
        <table:table-row table:style-name="ro1">
          <table:table-cell office:value-type="string" calcext:value-type="string">
            <text:p>superv.gruppe</text:p>
          </table:table-cell>
          <table:table-cell office:value-type="float" office:value="51" calcext:value-type="float">
            <text:p>51</text:p>
          </table:table-cell>
          <table:table-cell table:formula="of:=ORG.LIBREOFFICE.REGEX([.A52];&quot;^\w+(?=\.|$)&quot;;;)" office:value-type="string" office:string-value="superv" calcext:value-type="string">
            <text:p>superv</text:p>
          </table:table-cell>
          <table:table-cell table:formula="of:=ORG.LIBREOFFICE.REGEX([.A52];&quot;(?&lt;=\.)\w+(?=.|$)&quot;;;)" office:value-type="string" office:string-value="gruppe" calcext:value-type="string">
            <text:p>gruppe</text:p>
          </table:table-cell>
          <table:table-cell table:formula="of:=IF(ISNA(ORG.LIBREOFFICE.REGEX([.A52];&quot;(?&lt;=\.)\w+(?=\.)&quot;;;));NA();ORG.LIBREOFFICE.REGEX([.A52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Gruppensupervision</text:p>
          </table:table-cell>
        </table:table-row>
        <table:table-row table:style-name="ro1">
          <table:table-cell office:value-type="string" calcext:value-type="string">
            <text:p>superv.fuehr</text:p>
          </table:table-cell>
          <table:table-cell office:value-type="float" office:value="52" calcext:value-type="float">
            <text:p>52</text:p>
          </table:table-cell>
          <table:table-cell table:formula="of:=ORG.LIBREOFFICE.REGEX([.A53];&quot;^\w+(?=\.|$)&quot;;;)" office:value-type="string" office:string-value="superv" calcext:value-type="string">
            <text:p>superv</text:p>
          </table:table-cell>
          <table:table-cell table:formula="of:=ORG.LIBREOFFICE.REGEX([.A53];&quot;(?&lt;=\.)\w+(?=.|$)&quot;;;)" office:value-type="string" office:string-value="fuehr" calcext:value-type="string">
            <text:p>fuehr</text:p>
          </table:table-cell>
          <table:table-cell table:formula="of:=IF(ISNA(ORG.LIBREOFFICE.REGEX([.A53];&quot;(?&lt;=\.)\w+(?=\.)&quot;;;));NA();ORG.LIBREOFFICE.REGEX([.A53];&quot;(?&lt;=\.)\w+(?=$)&quot;;;))" office:value-type="string" office:string-value="" calcext:value-type="error">
            <text:p>#N/A</text:p>
          </table:table-cell>
          <table:table-cell office:value-type="string" calcext:value-type="string">
            <text:p>Leitung Coaching von Führungskräften</text:p>
          </table:table-cell>
        </table:table-row>
        <table:table-row table:style-name="ro2" table:number-rows-repeated="1048522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taetigkeitsbericht_categories.C1:taetigkeitsbericht_categories.E1048576">
            <calcext:condition calcext:apply-style-name="Footnote" calcext:value="=#na" calcext:base-cell-address="taetigkeitsbericht_categories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 style:data-style-name="N2" text:time-value="10:17:54.1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2T11:42:04.546000000</dc:date>
    <meta:editing-duration>PT11H55M27S</meta:editing-duration>
    <meta:editing-cycles>55</meta:editing-cycles>
    <meta:generator>LibreOffice/24.2.2.2$Windows_X86_64 LibreOffice_project/d56cc158d8a96260b836f100ef4b4ef25d6f1a01</meta:generator>
    <meta:document-statistic meta:table-count="1" meta:cell-count="318" meta:object-count="0"/>
  </office:meta>
</office:document-meta>
</file>